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office:automatic-styles>
  <office:body>
    <office:text>
      <text:p text:style-name="Author">Peter D Smits</text:p>
      <text:p text:style-name="Text_20_body">Editor<text:line-break/><text:span text:style-name="T1">Biological Journal of the Linnean Society</text:span></text:p>
      <text:p text:style-name="Text_20_body">Dear Editor,</text:p>
      <text:p text:style-name="Text_20_body">Please find enclosed the manuscript entitled “Ensemble approaches for estimating congruence between species delimitation and morphological variation: comparing taxonomic hypotheses for the Pacific Pond Turtle (<text:span text:style-name="T1">Emys marmorata</text:span>)” which we are submitting for consideration for the <text:span text:style-name="T1">Biological Journal of the Linnean Society</text:span>. This manuscript is authored by myself (Peter D Smits), Kenneth D Angielczyk, James F Parham, and Bryan L Stuart. We believe our analysis and results are of interest to the community as we present a non-standard approach for evaluating the intensity of cryptic diversity and the efficacy of different classification schemes.</text:p>
      <text:p text:style-name="Text_20_body">We investigated the morphometric identification of cryptic species using machine learning approaches by examining their implications for a recently proposed cryptic turtle species (<text:span text:style-name="T1">Emys pallida</text:span>). Our dataset consists of geometric morphometric data collected from 532 adult <text:span text:style-name="T1">E. marmorata/</text:span>“<text:span text:style-name="T1">E. pallida</text:span>” museum specimens. Each specimen was then assigned a classification for six different binning schemes based on geographic occurrence data recorded in museum collection archives. We analyzed our data using an ensemble of supervised machine learning approaches to determine which classification hypothesis was best supported by the data. In order to veryfiy our approach, we applied the same analysis to two alternate turtle morphology datasets, one consisting of eight unambiguously distinct species closely related to <text:span text:style-name="T1">E. marmorata</text:span>, and the other consisting of two subspecies of <text:span text:style-name="T1">Trachemys scripta</text:span>.</text:p>
      <text:p text:style-name="Text_20_body">Our results indicate that there is no clear “best” grouping of <text:span text:style-name="T1">E. marmorata/</text:span>“<text:span text:style-name="T1">E. pallida</text:span>” based on plastron shape. In contrast, the analyses of the clear-cut examples produced near perfect classifications, demonstrating that the methods can recover correct results when an appropriate signal exists. Explanations for the lack of grouping in <text:span text:style-name="T1">E. marmorata</text:span> include the possibility that genetic differentiation is not associated with plastron shape variation below the species level and/or that local selective pressures (e.g., from hydrological regime) overwhelm morphological differentiation. A reconsideration of the methods used to delimit “<text:span text:style-name="T1">E. pallida,</text:span>” the lack of barriers to gene flow, the strong evidence for widespread admixture between lineages, and the fact that plastron shape can be used to delineate other emydine species and sub-species suggest that its lack of diagnosability most likely reflects the non-distinctiveness of this proposed taxon.</text:p>
      <text:p text:style-name="Text_20_body">Thank you for considering our work. Please send all correspondence regarding this manuscript to me via my email address (psmits@berkeley.edu).</text:p>
      <text:p text:style-name="Text_20_body">Sincer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